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100000077DF0E0C1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103cm" style:rel-column-width="11960*"/>
    </style:style>
    <style:style style:name="Tabela1.B" style:family="table-column">
      <style:table-column-properties style:column-width="5.398cm" style:rel-column-width="20806*"/>
    </style:style>
    <style:style style:name="Tabela1.C" style:family="table-column">
      <style:table-column-properties style:column-width="3.695cm" style:rel-column-width="14245*"/>
    </style:style>
    <style:style style:name="Tabela1.D" style:family="table-column">
      <style:table-column-properties style:column-width="4.805cm" style:rel-column-width="1852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7764" officeooo:paragraph-rsid="00137764"/>
    </style:style>
    <style:style style:name="P2" style:family="paragraph" style:parent-style-name="Standard">
      <style:text-properties style:font-name="Arial" officeooo:rsid="00137764" officeooo:paragraph-rsid="00137764"/>
    </style:style>
    <style:style style:name="P3" style:family="paragraph" style:parent-style-name="Standard">
      <style:text-properties style:font-name="Arial" fo:font-size="14pt" officeooo:rsid="00137764" officeooo:paragraph-rsid="00137764" style:font-size-asian="14pt" style:font-size-complex="14pt"/>
    </style:style>
    <style:style style:name="P4" style:family="paragraph" style:parent-style-name="Standard">
      <style:text-properties style:font-name="Arial" officeooo:rsid="001fd9a9" officeooo:paragraph-rsid="001fd9a9"/>
    </style:style>
    <style:style style:name="P5" style:family="paragraph" style:parent-style-name="Standard">
      <style:text-properties style:font-name="Arial" fo:font-weight="bold" officeooo:rsid="001fd9a9" officeooo:paragraph-rsid="001fd9a9" style:font-weight-asian="bold" style:font-weight-complex="bold"/>
    </style:style>
    <style:style style:name="P6" style:family="paragraph" style:parent-style-name="Standard">
      <style:text-properties style:font-name="Arial" officeooo:rsid="002247ec" officeooo:paragraph-rsid="002247ec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37764" officeooo:paragraph-rsid="00137764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194e31" officeooo:paragraph-rsid="00194e31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19fd6d" officeooo:paragraph-rsid="0019fd6d" style:font-size-asian="14pt" style:font-size-complex="14pt"/>
    </style:style>
    <style:style style:name="P11" style:family="paragraph" style:parent-style-name="Standard">
      <style:text-properties style:font-name="Arial" officeooo:rsid="00137764" officeooo:paragraph-rsid="00137764"/>
    </style:style>
    <style:style style:name="P12" style:family="paragraph" style:parent-style-name="Standard">
      <style:text-properties style:font-name="Arial" fo:font-weight="normal" officeooo:rsid="001fd9a9" officeooo:paragraph-rsid="001fd9a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a102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7a102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officeooo:rsid="0025a7ac"/>
    </style:style>
    <style:style style:name="T7" style:family="text">
      <style:text-properties officeooo:rsid="0027376e"/>
    </style:style>
    <style:style style:name="T8" style:family="text">
      <style:text-properties officeooo:rsid="0027c286"/>
    </style:style>
    <style:style style:name="T9" style:family="text">
      <style:text-properties officeooo:rsid="002874aa"/>
    </style:style>
    <style:style style:name="T10" style:family="text">
      <style:text-properties officeooo:rsid="0027c286" fo:background-color="#ffff00" loext:char-shading-value="0"/>
    </style:style>
    <style:style style:name="T11" style:family="text">
      <style:text-properties officeooo:rsid="002c0849" fo:background-color="#ffff00" loext:char-shading-value="0"/>
    </style:style>
    <style:style style:name="T12" style:family="text">
      <style:text-properties fo:font-style="italic" officeooo:rsid="0027c286" style:font-style-asian="italic" style:font-style-complex="italic"/>
    </style:style>
    <style:style style:name="T13" style:family="text">
      <style:text-properties officeooo:rsid="002c0849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REUNIÃO DE RETROSPECTIVA</text:p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9">Data</text:p>
          </table:table-cell>
          <table:table-cell table:style-name="Tabela1.A1" office:value-type="string">
            <text:p text:style-name="P10"><text:span text:style-name="T7">16</text:span>/<text:span text:style-name="T7">06</text:span>/2015</text:p>
          </table:table-cell>
          <table:table-cell table:style-name="Tabela1.A1" office:value-type="string">
            <text:p text:style-name="P8"/>
          </table:table-cell>
          <table:table-cell table:style-name="Tabela1.D1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10">Local</text:p>
          </table:table-cell>
          <table:table-cell table:style-name="Tabela1.A2" office:value-type="string">
            <text:p text:style-name="P10"><text:span text:style-name="T7">Video conferência</text:span></text:p>
          </table:table-cell>
          <table:table-cell table:style-name="Tabela1.A2" office:value-type="string">
            <text:p text:style-name="P8"/>
          </table:table-cell>
          <table:table-cell table:style-name="Tabela1.D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10">Horário</text:p>
          </table:table-cell>
          <table:table-cell table:style-name="Tabela1.A2" office:value-type="string">
            <text:p text:style-name="P10"><text:span text:style-name="T7">15:30</text:span> à <text:span text:style-name="T7">16</text:span>:<text:span text:style-name="T6">0</text:span>0</text:p>
          </table:table-cell>
          <table:table-cell table:style-name="Tabela1.A2" office:value-type="string">
            <text:p text:style-name="P8"/>
          </table:table-cell>
          <table:table-cell table:style-name="Tabela1.D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10">Participantes</text:p>
            <text:p text:style-name="P10">(Papel)</text:p>
          </table:table-cell>
          <table:table-cell table:style-name="Tabela1.A2" office:value-type="string">
            <text:p text:style-name="P10">Elisângela de Souza</text:p>
            <text:p text:style-name="P10">(Líder de projeto)</text:p>
          </table:table-cell>
          <table:table-cell table:style-name="Tabela1.A2" office:value-type="string">
            <text:p text:style-name="P10">Cássio Oliveira</text:p>
            <text:p text:style-name="P10">(Gerente de configuração)</text:p>
          </table:table-cell>
          <table:table-cell table:style-name="Tabela1.D2" office:value-type="string">
            <text:p text:style-name="P10">Wilde Arruda</text:p>
            <text:p text:style-name="P10">(Testador)</text:p>
          </table:table-cell>
        </table:table-row>
      </table:table>
      <text:p text:style-name="P7"/>
      <text:p text:style-name="P1"/>
      <text:p text:style-name="P2"><text:span text:style-name="T4">A</text:span><text:span text:style-name="T3">.</text:span><text:span text:style-name="T5"> O que fizemos de bom nessa iteração? </text:span></text:p>
      <text:p text:style-name="P2">- <text:span text:style-name="T12">Pair Programming;</text:span></text:p>
      <text:p text:style-name="P2">- <text:span text:style-name="T8">Maior comunicação com o cliente;</text:span></text:p>
      <text:p text:style-name="P2">- <text:span text:style-name="T8">Refinamento de código para maior qualidade do sistema;</text:span></text:p>
      <text:p text:style-name="P2"/>
      <text:p text:style-name="P3"><text:span text:style-name="T2">B</text:span><text:span text:style-name="T1">.</text:span> O que poderíamos ter feito melhor nessa iteração? </text:p>
      <text:p text:style-name="P2">- <text:span text:style-name="T13">Maior cobertura de testes;</text:span></text:p>
      <text:p text:style-name="P2"><text:span text:style-name="T11"/></text:p>
      <text:p text:style-name="P2"/>
      <text:p text:style-name="P2"><text:span text:style-name="T4">C</text:span><text:span text:style-name="T3">.</text:span><text:span text:style-name="T5"> O que fizemos de ruim nessa iteração? </text:span></text:p>
      <text:p text:style-name="P2">- <text:span text:style-name="T8">Perdemos tempo mais que o planejado com resolução de </text:span><text:span text:style-name="T12">bugs</text:span><text:span text:style-name="T8"> da iteração passada;</text:span></text:p>
      <text:p text:style-name="P2">- <text:span text:style-name="T8">Item pendente da iteração;</text:span></text:p>
      <text:p text:style-name="P2"/>
      <text:p text:style-name="P2"/>
      <text:p text:style-name="P4">Com relação aos pontos ruins que ações devem ser tomadas pela equipe para que os erros não voltem a ocorrer?</text:p>
      <text:p text:style-name="P4"/>
      <text:p text:style-name="P5">Ações:</text:p>
      <text:p text:style-name="P12">- <text:span text:style-name="T9">Renegociar com o cliente e refazer o cronograma;</text:span></text:p>
      <text:p text:style-name="P12">- <text:span text:style-name="T9">Realocar item na próxima iteração;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m1" text:anchor-type="paragraph" svg:x="4.854cm" svg:y="-1.635cm" svg:width="7.292cm" svg:height="2.461cm" draw:z-index="0"><draw:image xlink:href="Pictures/100002010000016100000077DF0E0C11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9:44:49.266151162</meta:creation-date>
    <dc:date>2015-06-16T22:47:23.168507870</dc:date>
    <meta:editing-duration>PT5H13M30S</meta:editing-duration>
    <meta:editing-cycles>27</meta:editing-cycles>
    <meta:generator>LibreOffice/4.2.8.2$Linux_X86_64 LibreOffice_project/420m0$Build-2</meta:generator>
    <meta:document-statistic meta:table-count="1" meta:image-count="1" meta:object-count="0" meta:page-count="1" meta:paragraph-count="28" meta:word-count="131" meta:character-count="778" meta:non-whitespace-character-count="672"/>
  </office:meta>
</office:document-meta>
</file>